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14428" officeooo:paragraph-rsid="00014428"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6pt" fo:font-style="italic" fo:font-weight="normal" officeooo:rsid="00014428" officeooo:paragraph-rsid="00014428" style:font-size-asian="14pt" style:font-style-asian="italic" style:font-weight-asian="normal" style:font-size-complex="16pt" style:font-style-complex="italic" style:font-weight-complex="normal"/>
    </style:style>
    <style:style style:name="P3" style:family="paragraph" style:parent-style-name="Standard">
      <style:paragraph-properties fo:text-align="start" style:justify-single-word="false"/>
      <style:text-properties fo:font-size="14pt" fo:font-style="normal" fo:font-weight="normal" officeooo:rsid="00014428" officeooo:paragraph-rsid="00014428" style:font-size-asian="12.25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officeooo:paragraph-rsid="00014428"/>
    </style:style>
    <style:style style:name="T1" style:family="text">
      <style:text-properties fo:language="en" fo:country="US"/>
    </style:style>
    <style:style style:name="T2" style:family="text">
      <style:text-properties fo:font-size="14pt" fo:language="en" fo:country="US" fo:font-style="normal" fo:font-weight="normal" officeooo:rsid="00014428" style:font-size-asian="12.25pt" style:font-style-asian="normal" style:font-weight-asian="normal" style:font-size-complex="14pt" style:font-style-complex="normal" style:font-weight-complex="normal"/>
    </style:style>
    <style:style style:name="T3" style:family="text">
      <style:text-properties fo:font-size="14pt" fo:language="en" fo:country="US" fo:font-style="normal" fo:font-weight="normal" officeooo:rsid="00015cd2" style:font-size-asian="12.25pt" style:font-style-asian="normal" style:font-weight-asian="normal" style:font-size-complex="14pt" style:font-style-complex="normal" style:font-weight-complex="normal"/>
    </style:style>
    <style:style style:name="T4" style:family="text">
      <style:text-properties fo:font-size="14pt" fo:language="en" fo:country="US" fo:font-style="normal" fo:font-weight="normal" officeooo:rsid="00035556" style:font-size-asian="12.25pt" style:font-style-asian="normal" style:font-weight-asian="normal" style:font-size-complex="14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rsera Capstone Assignement</text:p>
      <text:p text:style-name="P2"/>
      <text:p text:style-name="P2"/>
      <text:p text:style-name="P2">Business Problem:</text:p>
      <text:p text:style-name="P3"><text:tab/></text:p>
      <text:p text:style-name="P3"><text:tab/>The problem treated in this particula project was : where would a good spot for a new coffee shop be in Los Angeles?</text:p>
      <text:p text:style-name="P3"/>
      <text:p text:style-name="P3"><text:tab/>Such a problem would require <text:span text:style-name="T1">both location data (taken from Foursquare) as well as some form of machine learning algorithm to help in finding the best location as sifting by hand through all the data to find the best location would not be very efficient or even feasible in a city the size of L.A. </text:span></text:p>
      <text:p text:style-name="P4"><text:span text:style-name="T2"><text:tab/>Being a large city populated by people from all ages and all walks of life, all going about their day to day activities, coffee would be quite an essential commodity. We can see a large number of coffee shops already making large amounts of money and being quite popular in the area, so a new one in a as of yet untaped or underserved area of the city could produce a great return on investment as well. Such a venue often requires a small initial investment(compared to a restaurant or other </text:span><text:span text:style-name="T3">large and expensive</text:span><text:span text:style-name="T2"> venues) and as such the demand for a good location could come from anyone, from young entrepreneurs all the way up to large, well established chains, such as Starbucks. </text:span></text:p>
      <text:p text:style-name="P4"><text:span text:style-name="T2"><text:tab/></text:span><text:span text:style-name="T4">Coffee shops often live or die based on their location, coffee is a simple commodity and for the working people, even a bad coffee is a good coffee as long as it’s hot and close by. <text:s/>Even a large brand can fail if it sets up shop in the middle of nowhere or in an already oversaturated area of the city, so a resource that would help direct the initial investment in a good area and that would help increase the R.O.I. would find quite a large dem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13:51:52.661880691</meta:creation-date>
    <dc:date>2019-09-29T14:06:30.478392062</dc:date>
    <meta:editing-duration>PT4M27S</meta:editing-duration>
    <meta:editing-cycles>2</meta:editing-cycles>
    <meta:generator>LibreOffice/5.1.6.2$Linux_X86_64 LibreOffice_project/10m0$Build-2</meta:generator>
    <meta:document-statistic meta:table-count="0" meta:image-count="0" meta:object-count="0" meta:page-count="1" meta:paragraph-count="7" meta:word-count="294" meta:character-count="1598" meta:non-whitespace-character-count="1302"/>
  </office:meta>
</office:document-meta>
</file>